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74C69C812E09015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74C69C812E09015B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washes </text:span><text:span text:style-name="T1"><text:line-break/></text:span><text:span text:style-name="T1">disciples’ feet</text:span></text:p>
            <text:p text:style-name="P3"><text:span text:style-name="T2">(John 13:1-1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2:43.096000000</dc:date>
    <meta:editing-duration>PT2H25M8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